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s_TirerMot.c</text:p>
      <text:p text:style-name="Standard">--------------------------------</text:p>
      <text:p text:style-name="Standard">cas valides<text:tab/><text:tab/>jeu de test<text:tab/><text:tab/>Résultats</text:p>
      <text:p text:style-name="Standard"/>
      <text:p text:style-name="Standard">fichier existant <text:tab/>fichier!= NULL<text:tab/>fichier valide</text:p>
      <text:p text:style-name="Standard"/>
      <text:p text:style-name="Standard"/>
      <text:p text:style-name="Standard"/>
      <text:p text:style-name="Standard"/>
      <text:p text:style-name="Standard">cas invalides<text:tab/><text:tab/>jeu de test<text:tab/><text:tab/>Résultats</text:p>
      <text:p text:style-name="Standard"/>
      <text:p text:style-name="Standard">fichier vide<text:tab/><text:tab/><text:tab/><text:tab/><text:tab/>fichier invalide</text:p>
      <text:p text:style-name="Standard">fichier inexistant <text:tab/>fichier == NULL<text:tab/>fichier invalide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5-14T12:09:12.58</meta:creation-date>
    <dc:date>2020-05-14T12:11:05.26</dc:date>
    <meta:editing-duration>PT1M49S</meta:editing-duration>
    <meta:editing-cycles>6</meta:editing-cycles>
    <meta:generator>OpenOffice/4.1.6$Win32 OpenOffice.org_project/416m1$Build-9790</meta:generator>
    <meta:document-statistic meta:table-count="0" meta:image-count="0" meta:object-count="0" meta:page-count="1" meta:paragraph-count="7" meta:word-count="31" meta:character-count="252"/>
  </office:meta>
</office:document-meta>
</file>